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nba;</text:p>
      <text:p text:style-name="Standard"/>
      <text:p text:style-name="Standard">-- 1 Obtener el número de bases que tiene cada equipo de la Conferencia Este. </text:p>
      <text:p text:style-name="Standard">-- (Los bases vienen representados por la letra ‘G’ en la BBDD)</text:p>
      <text:p text:style-name="Standard">select Nombre_equipo, count(*) from jugadores where Posicion like '%G%' AND NOMBRE_EQUIPO in (select nombre from equipos where conferencia = 'EAST') group by Nombre_equipo;</text:p>
      <text:p text:style-name="Standard">-- 2 Obtener el nombre y peso de los jugadores de la NBA que hayan hecho una media de más de 30 puntos por partido en alguna temporada.</text:p>
      <text:p text:style-name="Standard">select Nombre, Peso from jugadores where codigo in (select jugador from estadisticas where puntos_por_partido &gt; 30);</text:p>
      <text:p text:style-name="Standard">select Nombre, Peso from jugadores where codigo in (select jugador from estadisticas where puntos_por_partido &gt; 30 group by Nombre);</text:p>
      <text:p text:style-name="Standard">-- 3 Obtener la temporada de Lebron James con mejor media de puntos por partido en su carrera.</text:p>
      <text:p text:style-name="Standard">select temporada from estadisticas </text:p>
      <text:p text:style-name="Standard"><text:tab/>where jugador = (select codigo from jugadores where Nombre = 'Lebron James') </text:p>
      <text:p text:style-name="Standard"><text:tab/>order by Puntos_por_partido desc limit 1;</text:p>
      <text:p text:style-name="Standard">-- 4 Obtener la media de puntos por partido y la media de asistencias por partido de los <text:s/>Timberwolves en cada una las temporadas.</text:p>
      <text:p text:style-name="Standard">select temporada, avg(Puntos_por_partido), avg(Asistencias_por_partido) from estadisticas </text:p>
      <text:p text:style-name="Standard"><text:tab/>where jugador in (select codigo from jugadores where Nombre_equipo = 'Timberwolves') group by temporada;</text:p>
      <text:p text:style-name="Standard">-- 5 Obtener el nombre, la altura y el peso de los jugadores que juegan en la ciudad de Los Ángeles y que sean españoles.</text:p>
      <text:p text:style-name="Standard">select nombre, altura, peso from jugadores </text:p>
      <text:p text:style-name="Standard"><text:tab/>where procedencia = 'spain' and <text:s/>nombre_equipo in (select nombre from equipos where ciudad = 'Los Ángeles');</text:p>
      <text:p text:style-name="Standard">-- 6 <text:s/>Mostrar la temporada donde se anotaron más puntos como local en todos los partidos.</text:p>
      <text:p text:style-name="Standard">select temporada from partidos group by temporada order by sum(puntos_local) desc limit 1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6:29:47.451000000</meta:creation-date>
    <dc:date>2024-03-08T16:29:50.275000000</dc:date>
    <meta:editing-duration>PT3S</meta:editing-duration>
    <meta:editing-cycles>1</meta:editing-cycles>
    <meta:document-statistic meta:table-count="0" meta:image-count="0" meta:object-count="0" meta:page-count="1" meta:paragraph-count="19" meta:word-count="275" meta:character-count="1731" meta:non-whitespace-character-count="1462"/>
    <meta:generator>LibreOffice/7.6.4.1$Windows_X86_64 LibreOffice_project/e19e193f88cd6c0525a17fb7a176ed8e6a3e2aa1</meta:generator>
  </office:meta>
</office:document-meta>
</file>